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style:font-name="Times New Roman" fo:font-size="12pt" fo:font-style="normal" fo:font-weight="normal"/>
    </style:style>
    <style:style style:name="P2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font-size="10.5pt" fo:font-style="normal" fo:font-weight="normal"/>
    </style:style>
    <style:style style:name="P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font-size="10.5pt" fo:font-style="normal" fo:font-weight="normal"/>
    </style:style>
    <style:style style:name="T1" style:family="text">
      <style:text-properties fo:color="#000000"/>
    </style:style>
    <style:style style:name="T2" style:family="text">
      <style:text-properties style:font-name="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stos etc.</text:p>
      <text:p text:style-name="P2"><text:span text:style-name="T1">Cumprindo pena privativa de liberdade em regime fechado, foi o apenado </text:span>JOAO PAULO MIRANDA BRITO<text:span text:style-name="T1"> punido disciplinarmente pelo Conselho Disciplinar da Penitenciária Estadual de Parnamirim, por prática de FALTA GRAVE, em razão de no dia 11/11/2018 ter sido encontrado em sua cela </text:span><text:span text:style-name="T2">uma trouxinha contendo substância de cor marrom/esverdeada prensada, conhecida por "maconha</text:span> ", <text:span text:style-name="T2">bem como palitos de fósforo e papéis de seda tendo o mesmo assumido a propriedade</text:span> (evento 1.1, fls. 142/149, págs. virtual 176/183).</text:p>
      <text:p text:style-name="P3">Impende registrar que em razão de ter sido encontrada a droga com o apenado, ele foi autuado em flagrante, respondendo por novo crime na ação penal de nº 0110055-56.2018.8.20.0001 (1ª Vara Criminal de Parnamirim), porém sem ser denunciado ainda,consoante informações do Sistema de Automação da Justiça - SAJ.</text:p>
      <text:p text:style-name="P2">Oportunizado ao apenado justificar-se, disse que confirma o depoimento prestado à sindicância, pois realmente tinha maconha para seu uso (evento 5).</text:p>
      <text:p text:style-name="P2">Opinou o Ministério Público, requerendo o reconhecimento da falta grave, em razão de ter sido autuado novo crime, enquanto a defesa pediu a não homologação, pelo fato do apenado nem ter sido denunciado pelo suposto novo crime (evento 5).</text:p>
      <text:p text:style-name="P2">Relatados.</text:p>
      <text:p text:style-name="P2">Com razão o Ministério Público, pois restou esclarecido que o apenado, cumprindo pena privativa de liberdade em regime fechado, guardou consigo substância entorpecente , tanto que assumiu em sindicância e audiência que a maconha era dele. Ademais, foi autuado em flagrante pela prática de novo crime, desta feita, também, de suposto tráfico de droga, o que constitui falta grave, não havendo necessidade de condenação de trânsito em julgado para reconhecê-la.</text:p>
      <text:p text:style-name="P3">Isto posto, reconheço a falta grave e mantenho no regime fechado a execução da pena privativa de liberdade aplicada a JOAO PAULO MIRANDA BRITO , a ser cumprida na Cadeia Pública de Ceará Mirim, bem assim decreto a perda do eventual tempo remicional e benefícios a que fazia jus, começando o novo período a partir da prisão em flagrante pela prática de novo crime.</text:p>
      <text:p text:style-name="P3">P.R.I. comunique-se à Cadeia Pública de Ceará Mirim. Expeça-se GEP atualizada constando como data-base para futuros benefícios a da prisão em flagrante pela prática de novo delit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serif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09:24:47.142000000</meta:creation-date>
    <dc:date>2019-05-31T09:25:04.079000000</dc:date>
    <meta:editing-duration>PT17S</meta:editing-duration>
    <meta:editing-cycles>1</meta:editing-cycles>
    <meta:document-statistic meta:table-count="0" meta:image-count="0" meta:object-count="0" meta:page-count="1" meta:paragraph-count="9" meta:word-count="348" meta:character-count="2220" meta:non-whitespace-character-count="1881"/>
    <meta:generator>LibreOffice/6.0.3.2$Windows_X86_64 LibreOffice_project/8f48d515416608e3a835360314dac7e47fd0b821</meta:generator>
  </office:meta>
</office:document-meta>
</file>